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sults">
        <table:table-row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okay thank you! I'll check with them again!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I did 50 times and no one was helpful I'm missing work nd school nd the manager REM from mia told me he didn't want to talk 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@VirginAmerica delayed to10.30!!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worst airline ever....left without luggage for 7 days, submit $700 expenses and they offer a refund of $297? #badservice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found the flight on @airfarewatchdo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How do I change my flight if the phone system keeps telling me that the representatives are busy?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hilarious flight attendants on Vegas to Detroit tonight http://t.co/nw7vx7DGMF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you Cancelled Flightled my wife's flight and she has to call but your service won't even let us. Going on 7 hours now.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with chocoLate Flight please... i m melting http://t.co/jJdoSFYIBM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&amp;amp; if that wasn't enough, your staff have been so rude &amp;amp; ignored passengers,don't think that should be accepted whatever reason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just wow Regina just told me I can't file or request a lost bag statement until I finish my travel.  So until I get to DC arg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for the win as always- saved my day and got me on a direct to Orlando. 🎉🎉🎉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why now just announce delay of 4478 from PVD when you knew captain was already on delayed flight coming in? Frustrating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yes. On a nonstop to Memphis tomorrow morning. With the snow coming in I got my fingers crossed it will go.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It's pretty hilarious that you want @SweetingR to finish his awful experience before doing something. Make it right, now.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3659 from SGF -&amp;gt; DFW. You might want to clear off the ice for the planes landing. 😳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I just checked my united app and the most valuable use of this app has been removed. I can no longer see the status of my equipment?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service by staff was great as usual. Cleanliness and smells a bit much. I'll be back. #satisfied trave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I sent my details to the customer care link you sent me almost a month ago and no response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WO hours on the plane at the gate?!? This is undignified behavior for you. And the apology isn’t enough. #freedrinkcoupon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cannot book to redeem companion fair without speaking to agent. $99 vs $1200, this is a family emergency #unaccepta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BF has been stuck in CLT all day. Is the lounge offering free "This weather sucks &amp;amp; we all want to cry" tequila shots?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i just recieved an email from your memphis station hopefully they have my bag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E190 lands without nose gear in Houston - @Flightglobal http://t.co/Yf9NhMwyF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#tfw1 @JimCramer @AARP TY-Spent total of 3 hrs and 20 mins holding. Cell battery died. Finally made arrangements w kind Re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thanks for the response. Just been waiting for 5 hours and really frustrated. Seems like no one at JetBlue is concerned.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no worries you're swamped I know just dmd back THANK 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I'm on the 10:55 flight! Everyone has been so nice and helpful! I'm just hoping we'll get to fly out! Thank you! ;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Y for your consideration!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ravel agent Darrel here at Love Field hosting a paper airplane contest to entertain all the children was so awesome to see!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Just signed up for TrueBlue and booked a flight but keep getting an error when I try to link it to my TB account. What's the deal?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Alternatives?  You have absolutely no respect for loyal customers.  8 years.  No more.  I'm done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 your customer service is deplorable. I am disgusted in your company and the ignorant people on the phones for lost baggage.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no word on delay reasons @LGB but Twitter is aflame with flight tracking computer crash. Rumors. True or Not?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@VirginAmerica amazing to me that we can't get any cold air from the vents. #VX358 #noair #worstflightever #roasted #SFOtoBO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@pbpinftworth iPhone 6 64GB (not 6 plus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crazy hold times today. Over an hour now. Help?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4 hour delay in ATL due to "air traffic control"....love missing an entire day of my vacation #unhappycustomer #mytimeismoney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@VirginAmerica @FiDiFamilies us too! Terrible airline! Just gave us a hotel hotline number and said sor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@AmericanAir "ma'am the doors close 10 mins prior to departure" "but I was here 20 mins before?!?" laughter from the 2 agent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@AmericanAir terminal E in Miami is still the worst most smelly airport ever. Thanks for nothing.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ried that. Cannot figure out where to go to get it.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#worstcustservice you should have contingency plans for extra workers during bad weather. 4+ hours hold #ridiculou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ank you very much for the help. We're do I pick up my bags aspen airport &amp;amp; are they coming in today on flight91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(1/2) thanks, but does not answer my question. I want to make a reservation over the phone in Perth, hold for 24hrs, and have famil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no tag number. Luggage was taken off the weigh scale and appears to have been sent off on conveyor belt without any tag...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hell is terrible gate agents. And a three hour wait at the gate.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ank you! Have a nice evening.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If this is customer service, then please call me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absolutel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